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946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0.709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solid" svg:stroke-width="0.008cm" svg:stroke-color="#4677bf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textarea-vertical-align="middle" fo:min-height="0.581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e8eef7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style:style style:name="T2" style:family="text">
      <style:text-properties fo:color="#000000" style:font-name="Arial" fo:font-size="8pt" fo:background-color="#ffffff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3.5cm" svg:height="1cm" svg:x="8.499cm" svg:y="3cm" svg:viewBox="0 0 3501 1001" draw:points="500,1001 3001,1001 3501,500 3001,0 500,0 0,500">
              <text:p/>
            </draw:polygon>
            <draw:polygon draw:style-name="gr2" draw:text-style-name="P2" draw:layer="layout" svg:width="3.5cm" svg:height="1cm" svg:x="8.499cm" svg:y="3cm" svg:viewBox="0 0 3501 1001" draw:points="500,1001 3001,1001 3501,500 3001,0 500,0 0,500">
              <text:p/>
            </draw:polygon>
          </draw:g>
          <draw:frame draw:style-name="gr3" draw:text-style-name="P2" draw:layer="layout" svg:width="2.5cm" svg:height="1cm" svg:x="8.999cm" svg:y="3cm">
            <draw:text-box>
              <text:p text:style-name="P3"><text:span text:style-name="T1">RandomRechazo</text:span></text:p>
            </draw:text-box>
          </draw:frame>
          <draw:g>
            <draw:g>
              <draw:polygon draw:style-name="gr1" draw:text-style-name="P1" draw:layer="layout" svg:width="1.898cm" svg:height="0.64cm" svg:x="9.301cm" svg:y="6.336cm" svg:viewBox="0 0 1899 641" draw:points="474,641 1425,641 1899,321 1425,0 474,0 0,321">
                <text:p/>
              </draw:polygon>
              <draw:polygon draw:style-name="gr2" draw:text-style-name="P2" draw:layer="layout" svg:width="1.898cm" svg:height="0.64cm" svg:x="9.301cm" svg:y="6.336cm" svg:viewBox="0 0 1899 641" draw:points="474,641 1425,641 1899,321 1425,0 474,0 0,321">
                <text:p/>
              </draw:polygon>
            </draw:g>
            <draw:frame draw:style-name="gr4" draw:text-style-name="P4" draw:layer="layout" svg:width="0.949cm" svg:height="1.088cm" svg:x="9.775cm" svg:y="6.112cm">
              <draw:text-box>
                <text:p text:style-name="P3"><text:span text:style-name="T1">RNDA</text:span></text:p>
              </draw:text-box>
            </draw:frame>
          </draw:g>
          <draw:g>
            <draw:g>
              <draw:polygon draw:style-name="gr1" draw:text-style-name="P1" draw:layer="layout" svg:width="2.5cm" svg:height="0.5cm" svg:x="9.001cm" svg:y="4.789cm" svg:viewBox="0 0 2501 501" draw:points="0,501 2501,501 2501,0 0,0">
                <text:p/>
              </draw:polygon>
              <draw:polygon draw:style-name="gr2" draw:text-style-name="P2" draw:layer="layout" svg:width="2.5cm" svg:height="0.5cm" svg:x="9.001cm" svg:y="4.789cm" svg:viewBox="0 0 2501 501" draw:points="0,501 2501,501 2501,0 0,0">
                <text:p/>
              </draw:polygon>
            </draw:g>
            <draw:frame draw:style-name="gr5" draw:text-style-name="P2" draw:layer="layout" svg:width="2.5cm" svg:height="0.5cm" svg:x="9.001cm" svg:y="4.789cm">
              <draw:text-box>
                <text:p text:style-name="P3"><text:span text:style-name="T1">MAX = 1/20</text:span></text:p>
              </draw:text-box>
            </draw:frame>
          </draw:g>
          <draw:g>
            <draw:g>
              <draw:polygon draw:style-name="gr1" draw:text-style-name="P1" draw:layer="layout" svg:width="1.898cm" svg:height="0.64cm" svg:x="9.301cm" svg:y="7.536cm" svg:viewBox="0 0 1899 641" draw:points="474,641 1425,641 1899,321 1425,0 474,0 0,321">
                <text:p/>
              </draw:polygon>
              <draw:polygon draw:style-name="gr2" draw:text-style-name="P2" draw:layer="layout" svg:width="1.898cm" svg:height="0.64cm" svg:x="9.301cm" svg:y="7.536cm" svg:viewBox="0 0 1899 641" draw:points="474,641 1425,641 1899,321 1425,0 474,0 0,321">
                <text:p/>
              </draw:polygon>
            </draw:g>
            <draw:frame draw:style-name="gr4" draw:text-style-name="P4" draw:layer="layout" svg:width="0.949cm" svg:height="1.088cm" svg:x="9.775cm" svg:y="7.312cm">
              <draw:text-box>
                <text:p text:style-name="P3"><text:span text:style-name="T1">RNDB</text:span></text:p>
              </draw:text-box>
            </draw:frame>
          </draw:g>
          <draw:g>
            <draw:g>
              <draw:polygon draw:style-name="gr1" draw:text-style-name="P1" draw:layer="layout" svg:width="3.197cm" svg:height="0.5cm" svg:x="8.702cm" svg:y="8.789cm" svg:viewBox="0 0 3198 501" draw:points="0,501 3198,501 3198,0 0,0">
                <text:p/>
              </draw:polygon>
              <draw:polygon draw:style-name="gr2" draw:text-style-name="P2" draw:layer="layout" svg:width="3.197cm" svg:height="0.5cm" svg:x="8.702cm" svg:y="8.789cm" svg:viewBox="0 0 3198 501" draw:points="0,501 3198,501 3198,0 0,0">
                <text:p/>
              </draw:polygon>
            </draw:g>
            <draw:frame draw:style-name="gr6" draw:text-style-name="P4" draw:layer="layout" svg:width="3.197cm" svg:height="0.851cm" svg:x="8.702cm" svg:y="8.614cm">
              <draw:text-box>
                <text:p text:style-name="P3"><text:span text:style-name="T1">Xi = 20+(40-20)*RNDA</text:span></text:p>
              </draw:text-box>
            </draw:frame>
          </draw:g>
          <draw:g>
            <draw:g>
              <draw:polygon draw:style-name="gr1" draw:text-style-name="P1" draw:layer="layout" svg:width="3.197cm" svg:height="0.5cm" svg:x="8.702cm" svg:y="9.89cm" svg:viewBox="0 0 3198 501" draw:points="0,501 3198,501 3198,0 0,0">
                <text:p/>
              </draw:polygon>
              <draw:polygon draw:style-name="gr2" draw:text-style-name="P2" draw:layer="layout" svg:width="3.197cm" svg:height="0.5cm" svg:x="8.702cm" svg:y="9.89cm" svg:viewBox="0 0 3198 501" draw:points="0,501 3198,501 3198,0 0,0">
                <text:p/>
              </draw:polygon>
            </draw:g>
            <draw:frame draw:style-name="gr6" draw:text-style-name="P4" draw:layer="layout" svg:width="3.197cm" svg:height="0.851cm" svg:x="8.702cm" svg:y="9.715cm">
              <draw:text-box>
                <text:p text:style-name="P3"><text:span text:style-name="T1">Yi = MAX*RNDA</text:span></text:p>
              </draw:text-box>
            </draw:frame>
          </draw:g>
          <draw:g>
            <draw:g>
              <draw:polygon draw:style-name="gr1" draw:text-style-name="P1" draw:layer="layout" svg:width="2.5cm" svg:height="1.5cm" svg:x="9.001cm" svg:y="11.039cm" svg:viewBox="0 0 2501 1501" draw:points="0,751 1251,0 2501,751 1251,1501">
                <text:p/>
              </draw:polygon>
              <draw:polygon draw:style-name="gr2" draw:text-style-name="P2" draw:layer="layout" svg:width="2.5cm" svg:height="1.5cm" svg:x="9.001cm" svg:y="11.039cm" svg:viewBox="0 0 2501 1501" draw:points="0,751 1251,0 2501,751 1251,1501">
                <text:p/>
              </draw:polygon>
            </draw:g>
            <draw:frame draw:style-name="gr7" draw:text-style-name="P2" draw:layer="layout" svg:width="2.083cm" svg:height="1.125cm" svg:x="9.209cm" svg:y="11.226cm">
              <draw:text-box>
                <text:p text:style-name="P3"><text:span text:style-name="T1">Yi&lt;=f(Xi)</text:span></text:p>
              </draw:text-box>
            </draw:frame>
          </draw:g>
          <draw:line draw:style-name="gr8" draw:text-style-name="P2" draw:layer="layout" svg:x1="10.2cm" svg:y1="4cm" svg:x2="10.2cm" svg:y2="4.8cm">
            <text:p/>
          </draw:line>
          <draw:line draw:style-name="gr8" draw:text-style-name="P2" draw:layer="layout" svg:x1="10.2cm" svg:y1="5.3cm" svg:x2="10.2cm" svg:y2="6.4cm">
            <text:p/>
          </draw:line>
          <draw:line draw:style-name="gr8" draw:text-style-name="P2" draw:layer="layout" svg:x1="10.2cm" svg:y1="7cm" svg:x2="10.2cm" svg:y2="7.6cm">
            <text:p/>
          </draw:line>
          <draw:line draw:style-name="gr8" draw:text-style-name="P2" draw:layer="layout" svg:x1="10.2cm" svg:y1="8.2cm" svg:x2="10.2cm" svg:y2="8.8cm">
            <text:p/>
          </draw:line>
          <draw:line draw:style-name="gr8" draw:text-style-name="P2" draw:layer="layout" svg:x1="10.2cm" svg:y1="9.3cm" svg:x2="10.2cm" svg:y2="9.9cm">
            <text:p/>
          </draw:line>
          <draw:line draw:style-name="gr8" draw:text-style-name="P2" draw:layer="layout" svg:x1="10.2cm" svg:y1="10.4cm" svg:x2="10.2cm" svg:y2="11cm">
            <text:p/>
          </draw:line>
          <draw:g>
            <draw:polyline draw:style-name="gr8" draw:text-style-name="P2" draw:layer="layout" svg:width="2.4cm" svg:height="5.911cm" svg:x="7.799cm" svg:y="5.839cm" svg:viewBox="0 0 2401 5912" draw:points="1201,5912 0,5912 0,0 2401,0">
              <text:p/>
            </draw:polyline>
            <draw:frame draw:style-name="gr9" draw:text-style-name="P4" draw:layer="layout" svg:width="1.411cm" svg:height="0.863cm" svg:x="7.743cm" svg:y="11.037cm">
              <draw:text-box>
                <text:p text:style-name="P3"><text:span text:style-name="T2">No</text:span></text:p>
              </draw:text-box>
            </draw:frame>
          </draw:g>
          <draw:g>
            <draw:polyline draw:style-name="gr8" draw:text-style-name="P2" draw:layer="layout" svg:width="0.623cm" svg:height="1.15cm" svg:x="11.506cm" svg:y="11.81cm" svg:viewBox="0 0 624 1151" draw:points="0,0 624,0 624,1151">
              <text:p/>
            </draw:polyline>
            <draw:frame draw:style-name="gr10" draw:text-style-name="P4" draw:layer="layout" svg:width="2.7cm" svg:height="0.621cm" svg:x="10.3cm" svg:y="11.3cm">
              <draw:text-box>
                <text:p text:style-name="P3"><text:span text:style-name="T2">Si</text:span></text:p>
              </draw:text-box>
            </draw:frame>
          </draw:g>
          <draw:g>
            <draw:g>
              <draw:polygon draw:style-name="gr1" draw:text-style-name="P1" draw:layer="layout" svg:width="3.097cm" svg:height="0.5cm" svg:x="10.602cm" svg:y="12.989cm" svg:viewBox="0 0 3098 501" draw:points="0,501 3098,501 3098,0 0,0">
                <text:p/>
              </draw:polygon>
              <draw:polygon draw:style-name="gr2" draw:text-style-name="P2" draw:layer="layout" svg:width="3.097cm" svg:height="0.5cm" svg:x="10.602cm" svg:y="12.989cm" svg:viewBox="0 0 3098 501" draw:points="0,501 3098,501 3098,0 0,0">
                <text:p/>
              </draw:polygon>
            </draw:g>
            <draw:frame draw:style-name="gr6" draw:text-style-name="P4" draw:layer="layout" svg:width="3.097cm" svg:height="0.851cm" svg:x="10.602cm" svg:y="12.814cm">
              <draw:text-box>
                <text:p text:style-name="P3"><text:span text:style-name="T1">RandomRechazo = Xi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</meta:initial-creator>
    <meta:creation-date>2017-04-24T16:45:19.337599439</meta:creation-date>
    <dc:date>2017-04-24T17:03:45.661066492</dc:date>
    <dc:creator>Luis </dc:creator>
    <meta:editing-duration>PT41S</meta:editing-duration>
    <meta:editing-cycles>1</meta:editing-cycles>
    <meta:document-statistic meta:object-count="52"/>
    <meta:generator>LibreOffice/5.0.3.2$Linux_X86_64 LibreOffice_project/00m0$Build-2</meta:generator>
  </office:meta>
</office:document-meta>
</file>